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2_wildcar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Epoch</text:p>
          </table:table-cell>
          <table:table-cell office:value-type="string" calcext:value-type="string">
            <text:p>Mutation Rate</text:p>
          </table:table-cell>
        </table:table-row>
        <table:table-row table:style-name="ro1">
          <table:table-cell office:value-type="float" office:value="663.666666666667" calcext:value-type="float">
            <text:p>663.666666666667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17.777777777778" calcext:value-type="float">
            <text:p>417.777777777778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53.222222222222" calcext:value-type="float">
            <text:p>553.222222222222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355.333333333333" calcext:value-type="float">
            <text:p>355.333333333333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float" office:value="370.3" calcext:value-type="float">
            <text:p>370.3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271.6" calcext:value-type="float">
            <text:p>271.6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267.333333333333" calcext:value-type="float">
            <text:p>267.333333333333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208.777777777778" calcext:value-type="float">
            <text:p>208.777777777778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float" office:value="281.4" calcext:value-type="float">
            <text:p>281.4</text:p>
          </table:table-cell>
          <table:table-cell office:value-type="float" office:value="0.981" calcext:value-type="float">
            <text:p>0.9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/6.0.6.2$Linux_X86_64 LibreOffice_project/00m0$Build-2</meta:generator>
  </office:meta>
</office:document-meta>
</file>